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71C8362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584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81cm" svg:x="1cm" svg:y="5.35cm">
          <draw:image xlink:href="Pictures/10000000000004000000040071C8362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8T13:02:15.513335533</dc:date>
    <meta:editing-duration>PT1M2S</meta:editing-duration>
    <meta:editing-cycles>1</meta:editing-cycles>
    <meta:document-statistic meta:object-count="1"/>
    <meta:generator>LibreOffice/25.8.3.2$Linux_X86_64 LibreOffice_project/69c620f4d99e06f4c05a0e551b1b572b8c7ede69</meta:generator>
  </office:meta>
</office:document-meta>
</file>